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1" svg:font-family="'Courier New'" style:font-family-generic="modern" style:font-pitch="fixed"/>
    <style:font-face style:name="Calibri2" svg:font-family="Calibri" style:font-pitch="variable"/>
    <style:font-face style:name="Chilanka1" svg:font-family="Chilanka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hilanka2" svg:font-family="Chilanka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11111" style:font-name="Courier New1" fo:font-size="11pt" fo:font-weight="bold" style:font-size-asian="11pt" style:font-weight-asian="bold" style:font-size-complex="11pt"/>
    </style:style>
    <style:style style:name="P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font-size="13pt" fo:font-style="italic" style:text-underline-style="solid" style:text-underline-width="auto" style:text-underline-color="font-color" fo:font-weight="bold" style:font-name-asian="Times New Roman" style:font-size-asian="13pt" style:language-asian="pt" style:country-asian="BR" style:font-style-asian="italic" style:font-weight-asian="bold" style:font-name-complex="Courier New2" style:font-size-complex="13pt"/>
    </style:style>
    <style:style style:name="P3" style:family="paragraph" style:parent-style-name="Standard">
      <style:paragraph-properties fo:margin-top="0cm" fo:margin-bottom="0cm" loext:contextual-spacing="tru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size="11pt" style:font-size-asian="11pt" style:font-size-complex="11pt"/>
    </style:style>
    <style:style style:name="P4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111111" style:font-name="Courier New1" fo:font-size="11pt" fo:letter-spacing="normal" fo:font-style="normal" fo:font-weight="normal" style:font-size-asian="11pt" style:font-style-asian="normal" style:font-weight-asian="normal" style:font-size-complex="11pt"/>
    </style:style>
    <style:style style:name="P5" style:family="paragraph" style:parent-style-name="Preformatted_20_Text">
      <style:paragraph-properties fo:margin-top="0cm" fo:margin-bottom="0cm" loext:contextual-spacing="true" fo:line-height="100%" fo:orphans="2" fo:widows="2"/>
      <style:text-properties style:font-name="Courier New1" fo:font-size="11pt" style:font-size-asian="11pt" style:font-size-complex="11pt"/>
    </style:style>
    <style:style style:name="P6" style:family="paragraph" style:parent-style-name="Preformatted_20_Text">
      <style:paragraph-properties fo:margin-top="0cm" fo:margin-bottom="0cm" loext:contextual-spacing="true" fo:line-height="100%" fo:orphans="2" fo:widows="2"/>
      <style:text-properties style:font-name="Courier New1" fo:font-size="11pt" fo:font-weight="bold" style:font-size-asian="11pt" style:font-weight-asian="bold" style:font-size-complex="11pt" style:font-weight-complex="bold"/>
    </style:style>
    <style:style style:name="P7" style:family="paragraph" style:parent-style-name="Preformatted_20_Text">
      <style:paragraph-properties fo:margin-top="0cm" fo:margin-bottom="0cm" loext:contextual-spacing="true" fo:line-height="100%" fo:orphans="2" fo:widows="2"/>
      <style:text-properties fo:color="#111111" style:font-name="Courier New1" fo:font-size="11pt" style:font-size-asian="11pt" style:font-size-complex="11pt"/>
    </style:style>
    <style:style style:name="P8" style:family="paragraph" style:parent-style-name="Preformatted_20_Text">
      <style:paragraph-properties fo:margin-top="0cm" fo:margin-bottom="0cm" loext:contextual-spacing="false" fo:line-height="100%" fo:orphans="2" fo:widows="2"/>
      <style:text-properties fo:font-variant="normal" fo:text-transform="none" fo:color="#111111" style:font-name="Courier New1" fo:font-size="11pt" fo:letter-spacing="normal" fo:font-style="normal" fo:font-weight="normal" style:font-size-asian="11pt" style:font-style-asian="normal" style:font-weight-asian="normal" style:font-size-complex="11pt"/>
    </style:style>
    <style:style style:name="P9" style:family="paragraph" style:parent-style-name="Preformatted_20_Text">
      <style:paragraph-properties fo:margin-top="0cm" fo:margin-bottom="0cm" loext:contextual-spacing="false" fo:line-height="100%" fo:orphans="2" fo:widows="2"/>
      <style:text-properties style:font-name="Courier New1" fo:font-size="11pt" style:font-size-asian="11pt" style:font-size-complex="11pt"/>
    </style:style>
    <style:style style:name="P10" style:family="paragraph" style:parent-style-name="Preformatted_20_Text">
      <style:paragraph-properties fo:margin-top="0cm" fo:margin-bottom="0cm" loext:contextual-spacing="false" fo:line-height="100%" fo:orphans="2" fo:widows="2"/>
      <style:text-properties fo:color="#111111" style:font-name="Courier New1" fo:font-size="11pt" style:font-size-asian="11pt" style:font-size-complex="11pt"/>
    </style:style>
    <style:style style:name="P11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111111" style:font-name="Courier New1" fo:font-size="11pt" style:font-size-asian="11pt" style:font-size-complex="11pt"/>
    </style:style>
    <style:style style:name="P12" style:family="paragraph" style:parent-style-name="HTML_20_Preformatted">
      <style:paragraph-properties fo:margin-top="0cm" fo:margin-bottom="0cm" loext:contextual-spacing="true" fo:line-height="100%"/>
      <style:text-properties fo:color="#111111" style:font-name="Courier New1" fo:font-size="11pt" fo:font-weight="bold" style:font-size-asian="11pt" style:font-weight-asian="bold" style:font-size-complex="11pt"/>
    </style:style>
    <style:style style:name="P13" style:family="paragraph" style:parent-style-name="HTML_20_Preformatted">
      <style:paragraph-properties fo:margin-top="0cm" fo:margin-bottom="0cm" loext:contextual-spacing="true" fo:line-height="100%"/>
      <style:text-properties fo:color="#111111" style:font-name="Courier New1" fo:font-size="11pt" style:font-size-asian="11pt" style:font-size-complex="11pt"/>
    </style:style>
    <style:style style:name="P14" style:family="paragraph" style:parent-style-name="HTML_20_Preformatted">
      <style:paragraph-properties fo:line-height="100%"/>
      <style:text-properties style:font-name="Courier New1" fo:font-size="11pt" style:font-size-asian="11pt" style:font-size-complex="11pt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000000"/>
      <style:text-properties style:font-name="Arial Black" fo:font-size="24pt"/>
    </style:style>
    <style:style style:name="P17" style:family="paragraph">
      <loext:graphic-properties draw:fill="solid" draw:fill-color="#000000"/>
      <style:text-properties style:font-name="Chilanka" fo:font-size="24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top="0cm" fo:margin-bottom="0cm" fo:line-height="100%"/>
      <style:text-properties style:font-name="Courier New1"/>
    </style:style>
    <style:style style:name="P20" style:family="paragraph">
      <loext:graphic-properties draw:fill="none" draw:fill-color="#ffffff"/>
      <style:paragraph-properties fo:margin-top="0cm" fo:margin-bottom="0cm" fo:line-height="100%"/>
      <style:text-properties style:font-name="Courier New1"/>
    </style:style>
    <style:style style:name="T1" style:family="text">
      <style:text-properties fo:color="#111111" style:font-name="Courier New" fo:font-weight="bold" style:font-name-asian="Times New Roman" style:language-asian="pt" style:country-asian="BR" style:font-weight-asian="bold" style:font-name-complex="Courier New2"/>
    </style:style>
    <style:style style:name="T2" style:family="text">
      <style:text-properties fo:color="#111111" fo:font-weight="bold" style:font-name-asian="Times New Roman" style:language-asian="pt" style:country-asian="BR" style:font-weight-asian="bold" style:font-name-complex="Courier New2"/>
    </style:style>
    <style:style style:name="T3" style:family="text">
      <style:text-properties fo:font-variant="normal" fo:text-transform="none" fo:color="#111111" style:font-name="Chilanka" fo:font-size="11pt" fo:letter-spacing="normal" fo:font-style="normal" fo:font-weight="bold" style:font-name-asian="Times New Roman" style:font-size-asian="11pt" style:language-asian="pt" style:country-asian="BR" style:font-style-asian="normal" style:font-weight-asian="bold" style:font-name-complex="Courier New2" style:font-size-complex="11pt"/>
    </style:style>
    <style:style style:name="T4" style:family="text">
      <style:text-properties fo:font-variant="normal" fo:text-transform="none" fo:color="#111111" style:font-name="Chilanka" fo:font-size="11pt" fo:letter-spacing="normal" fo:font-style="normal" fo:font-weight="bold" style:font-size-asian="11pt" style:font-style-asian="normal" style:font-weight-asian="bold" style:font-size-complex="11pt"/>
    </style:style>
    <style:style style:name="T5" style:family="text">
      <style:text-properties fo:font-variant="normal" fo:text-transform="none" fo:color="#111111" style:font-name="Chilanka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6" style:family="text">
      <style:text-properties fo:font-variant="normal" fo:text-transform="none" fo:color="#111111" style:font-name="Chilanka" fo:font-size="11pt" fo:letter-spacing="normal" fo:font-style="normal" fo:font-weight="normal" style:font-name-asian="Times New Roman" style:font-size-asian="11pt" style:language-asian="pt" style:country-asian="BR" style:font-style-asian="normal" style:font-weight-asian="normal" style:font-name-complex="Courier New2" style:font-size-complex="11pt"/>
    </style:style>
    <style:style style:name="T7" style:family="text">
      <style:text-properties fo:font-variant="normal" fo:text-transform="none" fo:color="#111111" style:font-name="Chilanka" fo:font-size="11pt" fo:letter-spacing="normal" fo:font-style="normal" fo:font-weight="normal" style:font-size-asian="11pt" style:font-style-asian="normal" style:font-weight-asian="normal" style:font-size-complex="11pt"/>
    </style:style>
    <style:style style:name="T8" style:family="text">
      <style:text-properties fo:font-variant="normal" fo:text-transform="none" fo:color="#111111" style:font-name="Chilanka" fo:font-size="11pt" fo:letter-spacing="normal" style:font-size-asian="11pt" style:font-size-complex="11pt"/>
    </style:style>
    <style:style style:name="T9" style:family="text">
      <style:text-properties fo:font-variant="normal" fo:text-transform="none" fo:color="#111111" fo:font-size="11pt" fo:letter-spacing="normal" style:font-size-asian="11pt" style:font-size-complex="11pt"/>
    </style:style>
    <style:style style:name="T10" style:family="text">
      <style:text-properties fo:font-variant="normal" fo:text-transform="none" fo:color="#111111" fo:font-size="11pt" fo:letter-spacing="normal" fo:font-style="normal" fo:font-weight="bold" style:font-size-asian="11pt" style:font-style-asian="normal" style:font-weight-asian="bold" style:font-size-complex="11pt"/>
    </style:style>
    <style:style style:name="T11" style:family="text">
      <style:text-properties fo:font-variant="normal" fo:text-transform="none" fo:color="#111111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12" style:family="text">
      <style:text-properties fo:font-variant="normal" fo:text-transform="none" fo:color="#111111" fo:font-size="11pt" fo:letter-spacing="normal" fo:font-style="normal" fo:font-weight="bold" style:font-name-asian="Times New Roman" style:font-size-asian="11pt" style:language-asian="pt" style:country-asian="BR" style:font-style-asian="normal" style:font-weight-asian="bold" style:font-name-complex="Courier New2" style:font-size-complex="11pt"/>
    </style:style>
    <style:style style:name="T13" style:family="text">
      <style:text-properties fo:font-variant="normal" fo:text-transform="none" fo:color="#111111" fo:font-size="11pt" fo:letter-spacing="normal" fo:font-style="normal" fo:font-weight="normal" style:font-size-asian="11pt" style:font-style-asian="normal" style:font-weight-asian="normal" style:font-size-complex="11pt"/>
    </style:style>
    <style:style style:name="T14" style:family="text">
      <style:text-properties fo:font-variant="normal" fo:text-transform="none" fo:color="#111111" fo:font-size="11pt" fo:letter-spacing="normal" fo:font-style="normal" fo:font-weight="normal" style:font-name-asian="Times New Roman" style:font-size-asian="11pt" style:language-asian="pt" style:country-asian="BR" style:font-style-asian="normal" style:font-weight-asian="normal" style:font-name-complex="Courier New2" style:font-size-complex="11pt"/>
    </style:style>
    <style:style style:name="T15" style:family="text">
      <style:text-properties fo:font-variant="normal" fo:text-transform="none" fo:color="#111111" fo:font-size="9pt" fo:letter-spacing="normal" style:font-size-asian="11pt" style:font-size-complex="11pt"/>
    </style:style>
    <style:style style:name="T16" style:family="text">
      <style:text-properties fo:font-variant="normal" fo:text-transform="none" fo:color="#111111" fo:font-size="9pt" fo:letter-spacing="normal" fo:font-style="normal" fo:font-weight="bold" style:font-size-asian="11pt" style:font-style-asian="normal" style:font-weight-asian="bold" style:font-size-complex="11pt"/>
    </style:style>
    <style:style style:name="T17" style:family="text">
      <style:text-properties fo:font-variant="normal" fo:text-transform="none" fo:color="#111111" fo:font-size="9pt" fo:letter-spacing="normal" fo:font-style="normal" fo:font-weight="normal" style:font-size-asian="11pt" style:font-style-asian="normal" style:font-weight-asian="normal" style:font-size-complex="11pt"/>
    </style:style>
    <style:style style:name="T18" style:family="text">
      <style:text-properties fo:font-variant="normal" fo:text-transform="none" fo:color="#111111" fo:letter-spacing="normal"/>
    </style:style>
    <style:style style:name="T19" style:family="text">
      <style:text-properties fo:font-variant="normal" fo:text-transform="none" fo:color="#111111" fo:letter-spacing="normal" fo:font-style="normal" fo:font-weight="bold" style:font-style-asian="normal" style:font-weight-asian="bold"/>
    </style:style>
    <style:style style:name="T20" style:family="text">
      <style:text-properties fo:font-variant="normal" fo:text-transform="none" fo:color="#111111" fo:letter-spacing="normal" fo:font-style="normal" fo:font-weight="bold" style:font-style-asian="normal" style:font-weight-asian="bold" style:font-weight-complex="bold"/>
    </style:style>
    <style:style style:name="T21" style:family="text">
      <style:text-properties fo:font-variant="normal" fo:text-transform="none" fo:color="#111111" fo:letter-spacing="normal" fo:font-style="normal" fo:font-weight="bold" style:font-name-asian="Times New Roman" style:language-asian="pt" style:country-asian="BR" style:font-style-asian="normal" style:font-weight-asian="bold" style:font-name-complex="Courier New2"/>
    </style:style>
    <style:style style:name="T22" style:family="text">
      <style:text-properties fo:font-variant="normal" fo:text-transform="none" fo:color="#111111" fo:letter-spacing="normal" fo:font-style="normal" fo:font-weight="normal" style:font-style-asian="normal" style:font-weight-asian="normal"/>
    </style:style>
    <style:style style:name="T23" style:family="text">
      <style:text-properties fo:font-variant="normal" fo:text-transform="none" fo:color="#111111" fo:letter-spacing="normal" fo:font-style="normal" fo:font-weight="normal" style:font-name-asian="Times New Roman" style:language-asian="pt" style:country-asian="BR" style:font-style-asian="normal" style:font-weight-asian="normal" style:font-name-complex="Courier New2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style:font-name="Arial Black" fo:font-size="24pt"/>
    </style:style>
    <style:style style:name="T26" style:family="text">
      <style:text-properties style:font-name="Chilanka" fo:font-size="24pt"/>
    </style:style>
    <style:style style:name="T27" style:family="text">
      <style:text-properties fo:color="#1c1c1c" style:font-name="Courier New1" fo:font-size="12pt" fo:font-weight="bold" style:font-name-asian="Chilanka1" style:font-weight-asian="bold" style:font-name-complex="Chilanka" style:font-weight-complex="bold"/>
    </style:style>
    <style:style style:name="T28" style:family="text">
      <style:text-properties fo:color="#1c1c1c" style:font-name="Courier New1" fo:font-size="12pt" style:font-name-asian="Chilanka1" style:font-name-complex="Chilanka"/>
    </style:style>
    <style:style style:name="T29" style:family="text">
      <style:text-properties style:font-name="Courier New1" fo:font-size="12pt"/>
    </style:style>
    <style:style style:name="gr1" style:family="graphic">
      <style:graphic-properties svg:stroke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66cm" fo:min-width="0.914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778cm" fo:min-width="0.87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solid" svg:stroke-width="0cm" svg:stroke-color="#000000" draw:fill="none" draw:textarea-vertical-align="top" draw:auto-grow-height="false" fo:min-height="2.785cm" fo:min-width="0.681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cm" svg:stroke-color="#000000" draw:fill="none" draw:textarea-vertical-align="top" draw:auto-grow-height="false" fo:min-height="5.41cm" fo:min-width="8.8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111111" draw:fill="none" draw:textarea-vertical-align="top" draw:auto-grow-height="false" fo:min-height="5.071cm" fo:min-width="11.021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6cm" svg:stroke-color="#000000" draw:stroke-linejoin="round" draw:fill="none" draw:textarea-vertical-align="top" draw:auto-grow-height="false" fo:min-height="0.753cm" fo:min-width="0.5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8.6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Imagem1" draw:style-name="gr8" draw:text-style-name="P18" svg:width="1.512cm" svg:height="1.417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" draw:style-name="gr3" draw:text-style-name="P17" svg:width="0.9cm" svg:height="0.802cm" svg:x="18.039cm" svg:y="0.083cm"><text:p><text:span text:style-name="T26">62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Jesus é o caminho</text:p>
      <text:p text:style-name="P1"/>
      <text:p text:style-name="P12"/>
      <text:p text:style-name="P12">Tom: D</text:p>
      <text:p text:style-name="P12"/>
      <text:p text:style-name="P3"><draw:line text:anchor-type="paragraph" draw:z-index="8" draw:name="Forma5" draw:style-name="gr1" draw:text-style-name="P15" svg:x1="11.76cm" svg:y1="0.345cm" svg:x2="11.737cm" svg:y2="24.408cm"><text:p/></draw:line><text:span text:style-name="T2">Intro : </text:span><text:span text:style-name="T21">E</text:span><text:span text:style-name="T23"> <text:s/></text:span><text:span text:style-name="T21">B9</text:span><text:span text:style-name="T23"> <text:s/></text:span><text:span text:style-name="T21">A9</text:span><text:span text:style-name="T23"> <text:s/></text:span><text:span text:style-name="T21">C#m</text:span><text:span text:style-name="T23"> <text:s/></text:span><text:span text:style-name="T21">B9</text:span></text:p>
      <text:p text:style-name="P13"><draw:frame text:anchor-type="paragraph" draw:z-index="0" draw:name="Forma2" draw:style-name="gr9" draw:text-style-name="P20" svg:width="7.01cm" svg:height="8.639cm" svg:x="12.218cm" svg:y="0.279cm"><draw:text-box><text:p text:style-name="P19"><text:span text:style-name="T27">E</text:span><text:span text:style-name="T28"> <text:s text:c="3"/></text:span><text:span text:style-name="T28"><text:s text:c="5"/></text:span><text:span text:style-name="T28"><text:s text:c="5"/></text:span><text:span text:style-name="T28"><text:s text:c="5"/></text:span><text:span text:style-name="T28"><text:s text:c="3"/></text:span><text:span text:style-name="T27">Bm7</text:span></text:p><text:p text:style-name="P19"><text:span text:style-name="T28">Quer</text:span><text:span text:style-name="T28">o te </text:span><text:span text:style-name="T28">amar </text:span><text:span text:style-name="T28">mais </text:span><text:span text:style-name="T28">senh</text:span><text:span text:style-name="T28">or</text:span></text:p><text:p text:style-name="P19"><text:span text:style-name="T28"><text:s text:c="5"/></text:span><text:span text:style-name="T28"><text:s text:c="5"/></text:span><text:span text:style-name="T28"><text:s text:c="5"/></text:span><text:span text:style-name="T28"><text:s text:c="5"/></text:span><text:span text:style-name="T28"><text:s text:c="4"/></text:span><text:span text:style-name="T27">A9</text:span><text:span text:style-name="T28"> <text:s/></text:span></text:p><text:p text:style-name="P19"><text:span text:style-name="T28">Quer</text:span><text:span text:style-name="T28">o te </text:span><text:span text:style-name="T28">amar </text:span><text:span text:style-name="T28">mais </text:span><text:span text:style-name="T28">senh</text:span><text:span text:style-name="T28">or</text:span></text:p><text:p text:style-name="P19"><text:span text:style-name="T28"><text:s text:c="5"/></text:span><text:span text:style-name="T28"><text:s text:c="5"/></text:span><text:span text:style-name="T28"><text:s text:c="5"/></text:span><text:span text:style-name="T28"><text:s text:c="4"/></text:span><text:span text:style-name="T27">C#m7</text:span><text:span text:style-name="T28"> </text:span><text:span text:style-name="T28"><text:s/></text:span><text:span text:style-name="T27">B9</text:span></text:p><text:p text:style-name="P19"><text:span text:style-name="T28">Quer</text:span><text:span text:style-name="T28">o te </text:span><text:span text:style-name="T28">amar </text:span><text:span text:style-name="T28">mais </text:span><text:span text:style-name="T28">e </text:span><text:span text:style-name="T28">mais</text:span></text:p><text:p text:style-name="P19"><text:span text:style-name="T29"/></text:p><text:p text:style-name="P19"><text:span text:style-name="T28"><text:s/></text:span><text:span text:style-name="T27">E</text:span><text:span text:style-name="T28"> <text:s text:c="2"/></text:span><text:span text:style-name="T28"><text:s text:c="5"/></text:span><text:span text:style-name="T28"><text:s text:c="3"/></text:span><text:span text:style-name="T27">B9</text:span></text:p><text:p text:style-name="P19"><text:span text:style-name="T28">Ho , </text:span><text:span text:style-name="T28">ho , </text:span><text:span text:style-name="T28">Ho, </text:span><text:span text:style-name="T28">ho</text:span></text:p><text:p text:style-name="P19"><text:span text:style-name="T28"><text:s text:c="5"/></text:span><text:span text:style-name="T28"><text:s text:c="5"/></text:span><text:span text:style-name="T28"><text:s text:c="3"/></text:span><text:span text:style-name="T27">A9</text:span><text:span text:style-name="T28"> <text:s text:c="2"/></text:span></text:p><text:p text:style-name="P19"><text:span text:style-name="T28">Ho , </text:span><text:span text:style-name="T28">ho , </text:span><text:span text:style-name="T28">Ho, </text:span><text:span text:style-name="T28">ho</text:span></text:p><text:p text:style-name="P19"><text:span text:style-name="T28"><text:s text:c="5"/></text:span><text:span text:style-name="T27"><text:s text:c="5"/></text:span><text:span text:style-name="T27"><text:s/></text:span><text:span text:style-name="T27">C#m</text:span><text:span text:style-name="T28"> </text:span><text:span text:style-name="T28"><text:s/></text:span><text:span text:style-name="T27">B9</text:span></text:p><text:p text:style-name="P19"><text:span text:style-name="T28">Ho , </text:span><text:span text:style-name="T28">ho , </text:span><text:span text:style-name="T28">Ho, </text:span><text:span text:style-name="T28">ho</text:span></text:p></draw:text-box></draw:frame><draw:line text:anchor-type="paragraph" draw:z-index="4" draw:name="Forma3" draw:style-name="gr5" draw:text-style-name="P18" svg:x1="19.96cm" svg:y1="-11.892cm" svg:x2="19.962cm" svg:y2="12.458cm"><text:p/></draw:line></text:p>
      <text:p text:style-name="P5"><text:span text:style-name="T18"><text:s/></text:span><text:span text:style-name="T19">E</text:span></text:p>
      <text:p text:style-name="P4">Não se turbe o vosso coração</text:p>
      <text:p text:style-name="P5"><text:span text:style-name="T19">B9</text:span><text:span text:style-name="T22"> <text:s text:c="24"/></text:span><text:span text:style-name="T19">A9</text:span></text:p>
      <text:p text:style-name="P5"><text:span text:style-name="T18"><text:s/></text:span><text:span text:style-name="T22">Crede em Deus e também em mim</text:span></text:p>
      <text:p text:style-name="P5"><text:span text:style-name="T18"><text:s text:c="26"/><text:tab/> <text:s text:c="3"/></text:span><text:span text:style-name="T19">C#m7 </text:span><text:span text:style-name="T22"><text:s text:c="3"/></text:span><text:span text:style-name="T19">B9</text:span></text:p>
      <text:p text:style-name="P4">Na casa de meu pai há muitas moradas</text:p>
      <text:p text:style-name="P4"/>
      <text:p text:style-name="P5"><draw:custom-shape text:anchor-type="paragraph" draw:z-index="5" draw:name="Forma4" draw:style-name="gr4" draw:text-style-name="P18" svg:width="1.181cm" svg:height="3.035cm" svg:x="16.491cm" svg:y="0.056cm"><text:p/><draw:enhanced-geometry draw:mirror-horizontal="false" draw:mirror-vertical="false" svg:viewBox="0 0 0 0" drawooo:sub-view-size="670 1721" draw:text-areas="0 0 ?f0 ?f1" draw:type="ooxml-non-primitive" draw:enhanced-path="M 0 0 C 167 0 334 71 334 143 L 334 716 C 334 788 501 860 669 860 501 860 334 931 334 1003 L 334 1576 C 334 1648 167 1720 0 1720 N"><draw:equation draw:name="f0" draw:formula="logwidth"/><draw:equation draw:name="f1" draw:formula="logheight"/></draw:enhanced-geometry></draw:custom-shape><text:span text:style-name="T18"><text:s/></text:span><text:span text:style-name="T19">E</text:span><text:span text:style-name="T22"> <text:s text:c="23"/><text:tab/><text:tab/> <text:s/></text:span><text:span text:style-name="T19">B9</text:span></text:p>
      <text:p text:style-name="P4">Se não fosse assim, eu não teria dito</text:p>
      <text:p text:style-name="P5"><draw:custom-shape text:anchor-type="char" draw:z-index="7" draw:style-name="gr2" draw:text-style-name="P16" svg:width="0.937cm" svg:height="0.89cm" svg:x="17.785cm" svg:y="0.118cm"><text:p><text:span text:style-name="T25">2</text:span><text:span text:style-name="T25">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8"><text:s text:c="21"/></text:span><text:span text:style-name="T19">A9</text:span></text:p>
      <text:p text:style-name="P4">Vou preparar-vos um lugar</text:p>
      <text:p text:style-name="P5"><text:span text:style-name="T18"><text:s text:c="19"/></text:span><text:span text:style-name="T19">C#m7</text:span><text:span text:style-name="T22"> <text:s text:c="10"/></text:span><text:span text:style-name="T19">B9</text:span></text:p>
      <text:p text:style-name="P4">Eu virei e vos levarei para mim mesmo</text:p>
      <text:p text:style-name="P7"><draw:custom-shape text:anchor-type="paragraph" draw:z-index="2" draw:name="Forma1" draw:style-name="gr7" draw:text-style-name="P18" svg:width="11.521cm" svg:height="5.321cm" svg:x="-0.157cm" svg:y="0.20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<text:span text:style-name="T18"><text:s/></text:span><text:span text:style-name="T19">E</text:span><text:span text:style-name="T22"> <text:s text:c="19"/></text:span><text:span text:style-name="T19">B9</text:span><text:span text:style-name="T22"> <text:s text:c="15"/></text:span><text:span text:style-name="T19">A9</text:span></text:p>
      <text:p text:style-name="P4">Vós conheceis o caminho para onde eu vou</text:p>
      <text:p text:style-name="P5"><text:span text:style-name="T18"><text:s text:c="24"/><text:tab/> <text:s text:c="5"/></text:span><text:span text:style-name="T19">C#m7</text:span></text:p>
      <text:p text:style-name="P4">Eu sou o caminho, a verdade e a vida</text:p>
      <text:p text:style-name="P5"><text:span text:style-name="T18"><text:s text:c="13"/></text:span><text:span text:style-name="T19">B9</text:span><text:span text:style-name="T22"> <text:s text:c="19"/></text:span><text:span text:style-name="T19">E</text:span></text:p>
      <text:p text:style-name="P4">Ninguém vem ao pai, a não ser por mim</text:p>
      <text:p text:style-name="P11"/>
      <text:p text:style-name="P5"><text:span text:style-name="T18"><text:s text:c="20"/></text:span><text:span text:style-name="T19">B9</text:span><text:span text:style-name="T22"> <text:s text:c="23"/></text:span><text:span text:style-name="T19">A9</text:span></text:p>
      <text:p text:style-name="P4">Em verdade eu vos digo, porque eu vou para o pai</text:p>
      <text:p text:style-name="P5"><text:span text:style-name="T18"><text:s text:c="23"/></text:span><text:span text:style-name="T19">C#m7</text:span><text:span text:style-name="T22"> <text:s text:c="7"/></text:span><text:span text:style-name="T19">B9</text:span><text:span text:style-name="T22"> <text:s text:c="8"/></text:span><text:span text:style-name="T19">E</text:span></text:p>
      <text:p text:style-name="P4">Mas aquele que crer em mim, obras maiores fará</text:p>
      <text:p text:style-name="P7"/>
      <text:p text:style-name="P6"/>
      <text:p text:style-name="P5"><text:span text:style-name="T20">Solo :</text:span><text:span text:style-name="T22"> <text:s/></text:span><text:span text:style-name="T19">E</text:span><text:span text:style-name="T22"> <text:s/></text:span><text:span text:style-name="T19">B9</text:span><text:span text:style-name="T22"> <text:s/></text:span><text:span text:style-name="T19">A9</text:span><text:span text:style-name="T22"> <text:s/></text:span><text:span text:style-name="T19">C#m7</text:span><text:span text:style-name="T22"> <text:s/></text:span><text:span text:style-name="T19">B9</text:span><text:span text:style-name="T22"> </text:span></text:p>
      <text:p text:style-name="P4"/>
      <text:p text:style-name="P14"><text:span text:style-name="T18"><text:s/></text:span><text:span text:style-name="T19">E</text:span><text:span text:style-name="T22"> <text:s text:c="14"/><text:tab/> <text:s text:c="2"/></text:span><text:span text:style-name="T19">B9</text:span></text:p>
      <text:p text:style-name="P14">Se me amares verdadeiramente</text:p>
      <text:p text:style-name="P14"><text:span text:style-name="T18"><text:s text:c="16"/><text:tab/> <text:s text:c="3"/></text:span><text:span text:style-name="T19">A9</text:span></text:p>
      <text:p text:style-name="P14">Guardareis os meus mandamentos</text:p>
      <text:p text:style-name="P14"><text:span text:style-name="T18"><text:s text:c="25"/></text:span><text:span text:style-name="T19">C#m7</text:span><text:span text:style-name="T22"> <text:s text:c="7"/></text:span><text:span text:style-name="T19">B9</text:span></text:p>
      <text:p text:style-name="P14">Eu rogarei ao pai, e ele vos dará o consolador</text:p>
      <text:p text:style-name="P14"><text:span text:style-name="T18"><text:s text:c="5"/></text:span><text:span text:style-name="T19">E</text:span><text:span text:style-name="T22"> <text:s text:c="11"/></text:span><text:span text:style-name="T19">B9</text:span><text:span text:style-name="T22"> <text:s text:c="5"/><text:tab/><text:tab/><text:tab/> <text:s text:c="4"/></text:span><text:span text:style-name="T19">A9</text:span></text:p>
      <text:p text:style-name="P14">O espírito da verdade que o mundo não pode receber</text:p>
      <text:p text:style-name="P14"/>
      <text:p text:style-name="P14">Mas ele habita em vós</text:p>
      <text:p text:style-name="P14"><text:span text:style-name="T18"><text:s text:c="7"/></text:span><text:span text:style-name="T19">C#m</text:span><text:span text:style-name="T22"> <text:s text:c="7"/></text:span><text:span text:style-name="T19">B9</text:span></text:p>
      <text:p text:style-name="P14">E estará em vós pra sempre</text:p>
      <text:p text:style-name="P10"><draw:custom-shape text:anchor-type="paragraph" draw:z-index="3" draw:name="Forma1" draw:style-name="gr6" draw:text-style-name="P18" svg:width="9.36cm" svg:height="5.659cm" svg:x="-0.206cm" svg:y="0.15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><text:span text:style-name="T19">E</text:span><text:span text:style-name="T22"> <text:s text:c="28"/></text:span><text:span text:style-name="T19">B9</text:span></text:p>
      <text:p text:style-name="P9"><text:span text:style-name="T18"><text:s/></text:span><text:span text:style-name="T22">Aquele que tem os meus mandamentos</text:span></text:p>
      <text:p text:style-name="P9"><text:span text:style-name="T18"><text:s text:c="2"/><text:tab/> <text:s text:c="4"/></text:span><text:span text:style-name="T19">A9</text:span><text:span text:style-name="T22"> <text:s text:c="3"/><text:tab/><text:tab/> </text:span><text:span text:style-name="T19">C#m7</text:span><text:span text:style-name="T22"> <text:s text:c="2"/></text:span><text:span text:style-name="T19">B9</text:span></text:p>
      <text:p text:style-name="P8">E os guarda, esse é o que me ama</text:p>
      <text:p text:style-name="P9"><text:span text:style-name="T19">E</text:span><text:span text:style-name="T22"> <text:s text:c="12"/><text:tab/> <text:s text:c="2"/></text:span><text:span text:style-name="T19">B9</text:span></text:p>
      <text:p text:style-name="P4">E se alguém me amar</text:p>
      <text:p text:style-name="P5"><text:span text:style-name="T18"><text:s text:c="11"/><text:tab/><text:tab/></text:span><text:span text:style-name="T19">A9</text:span></text:p>
      <text:p text:style-name="P4">Será amado por meu pai</text:p>
      <text:p text:style-name="P5"><text:span text:style-name="T18"><text:s text:c="18"/></text:span><text:span text:style-name="T19">C#m</text:span></text:p>
      <text:p text:style-name="P4">E eu também o amarei</text:p>
      <text:p text:style-name="P5"><text:span text:style-name="T18"><text:s text:c="10"/></text:span><text:span text:style-name="T19">B9</text:span><text:span text:style-name="T22"> <text:s text:c="6"/></text:span><text:span text:style-name="T19">E</text:span></text:p>
      <text:p text:style-name="P4">E Me manifestarei a ele</text:p>
      <text:p text:style-name="P7"/>
      <text:p text:style-name="P5"><text:span text:style-name="T22">Solo 2x: <text:s/></text:span><text:span text:style-name="T19">E</text:span><text:span text:style-name="T22"> <text:s/></text:span><text:span text:style-name="T19">Bm7</text:span><text:span text:style-name="T22"> <text:s/></text:span><text:span text:style-name="T19">A9</text:span><text:span text:style-name="T22"> <text:s/></text:span><text:span text:style-name="T19">C#m</text:span><text:span text:style-name="T22"> <text:s/></text:span><text:span text:style-name="T19">B9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1" svg:font-family="'Courier New'" style:font-family-generic="modern" style:font-pitch="fixed"/>
    <style:font-face style:name="Calibri2" svg:font-family="Calibri" style:font-pitch="variable"/>
    <style:font-face style:name="Chilanka1" svg:font-family="Chilanka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hilanka2" svg:font-family="Chilanka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04-02T21:33:49.545000000</dc:date>
    <meta:editing-cycles>52</meta:editing-cycles>
    <meta:editing-duration>P1DT6H8M54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50" meta:word-count="230" meta:character-count="1504" meta:non-whitespace-character-count="76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